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E0000001A9584FB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AR PROGRAMMING IN JAVA 9</text:p>
      <text:p text:style-name="P1"/>
      <text:p text:style-name="P2">Cambiando entre JDKs</text:p>
      <text:p text:style-name="P2"/>
      <text:p text:style-name="P4">El siguiente comando nos permite el valor de la variable JAVA_HOME</text:p>
      <text:p text:style-name="P4"/>
      <text:p text:style-name="P2"><draw:frame draw:style-name="fr1" draw:name="gráficos1" text:anchor-type="paragraph" svg:width="13.917cm" svg:height="0.688cm" draw:z-index="0"><draw:image xlink:href="Pictures/100000000000020E0000001A9584FB03.png" xlink:type="simple" xlink:show="embed" xlink:actuate="onLoad"/></draw:frame>Creando un Modulo</text:p>
      <text:p text:style-name="P2"/>
      <text:p text:style-name="P4">Antes de comenzar a crear unmodulo, debe tener una idea clara de para que sirve el modulo. Luego seguir los siguiente criterior:</text:p>
      <text:p text:style-name="P4"/>
      <text:list xml:id="list3798773812135718001" text:style-name="L1">
        <text:list-item>
          <text:p text:style-name="P3">Asignar un nombre al modulo</text:p>
          <text:p text:style-name="P5">Evite usar nombre genericos al modulo como util. Por ejemplo si esta escribiendo un modulo de utilitarios de String para la empresa Acme llame a su modulo: com.acme.stringutil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06T19:18:12.82</meta:creation-date>
    <meta:document-statistic meta:table-count="0" meta:image-count="1" meta:object-count="0" meta:page-count="1" meta:paragraph-count="7" meta:word-count="78" meta:character-count="464"/>
    <dc:date>2018-01-06T20:04:57.86</dc:date>
    <dc:creator>cv </dc:creator>
    <meta:editing-duration>PT1M11S</meta:editing-duration>
    <meta:editing-cycles>1</meta:editing-cycles>
    <meta:generator>OpenOffice/4.1.4$Win32 OpenOffice.org_project/414m5$Build-9788</meta:generator>
  </office:meta>
</office:document-meta>
</file>